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table:formula="of:=DEC2HEX([.C3]+16*16*[.B3]+16*16*16*16*[.A3];6)" office:value-type="string" office:string-value="074D5C">
            <text:p>074D5C</text:p>
          </table:table-cell>
          <table:table-cell table:formula="of:=CONCATENATE(&quot;0x&quot;;[.E3] )" office:value-type="string" office:string-value="0x074D5C">
            <text:p>0x074D5C</text:p>
          </table:table-cell>
        </table:table-row>
        <table:table-row table:style-name="ro3">
          <table:table-cell table:formula="of:=[.A3]+[.A$20]/[.$E$19]" office:value-type="float" office:value="6.41666666666667">
            <text:p>6,4166666667</text:p>
          </table:table-cell>
          <table:table-cell table:formula="of:=[.B3]+[.B$20]/[.$E$19]" office:value-type="float" office:value="91.8333333333333">
            <text:p>91,8333333333</text:p>
          </table:table-cell>
          <table:table-cell table:formula="of:=[.C3]+[.C$20]/[.$E$19]" office:value-type="float" office:value="105.083333333333">
            <text:p>105,0833333333</text:p>
          </table:table-cell>
          <table:table-cell/>
          <table:table-cell table:formula="of:=DEC2HEX([.C4]+16*16*[.B4]+16*16*16*16*[.A4];6)" office:value-type="string" office:string-value="06C6E9">
            <text:p>06C6E9</text:p>
          </table:table-cell>
          <table:table-cell table:formula="of:=CONCATENATE(&quot;0x&quot;;[.E4] )" office:value-type="string" office:string-value="0x06C6E9">
            <text:p>0x06C6E9</text:p>
          </table:table-cell>
        </table:table-row>
        <table:table-row table:style-name="ro3">
          <table:table-cell table:formula="of:=[.A4]+[.A$20]/[.$E$19]" office:value-type="float" office:value="5.83333333333333">
            <text:p>5,8333333333</text:p>
          </table:table-cell>
          <table:table-cell table:formula="of:=[.B4]+[.B$20]/[.$E$19]" office:value-type="float" office:value="106.666666666667">
            <text:p>106,6666666667</text:p>
          </table:table-cell>
          <table:table-cell table:formula="of:=[.C4]+[.C$20]/[.$E$19]" office:value-type="float" office:value="118.166666666667">
            <text:p>118,1666666667</text:p>
          </table:table-cell>
          <table:table-cell/>
          <table:table-cell table:formula="of:=DEC2HEX([.C5]+16*16*[.B5]+16*16*16*16*[.A5];6)" office:value-type="string" office:string-value="064076">
            <text:p>064076</text:p>
          </table:table-cell>
          <table:table-cell table:formula="of:=CONCATENATE(&quot;0x&quot;;[.E5] )" office:value-type="string" office:string-value="0x064076">
            <text:p>0x064076</text:p>
          </table:table-cell>
        </table:table-row>
        <table:table-row table:style-name="ro3">
          <table:table-cell table:formula="of:=[.A5]+[.A$20]/[.$E$19]" office:value-type="float" office:value="5.25">
            <text:p>5,25</text:p>
          </table:table-cell>
          <table:table-cell table:formula="of:=[.B5]+[.B$20]/[.$E$19]" office:value-type="float" office:value="121.5">
            <text:p>121,5</text:p>
          </table:table-cell>
          <table:table-cell table:formula="of:=[.C5]+[.C$20]/[.$E$19]" office:value-type="float" office:value="131.25">
            <text:p>131,25</text:p>
          </table:table-cell>
          <table:table-cell/>
          <table:table-cell table:formula="of:=DEC2HEX([.C6]+16*16*[.B6]+16*16*16*16*[.A6];6)" office:value-type="string" office:string-value="05BA03">
            <text:p>05BA03</text:p>
          </table:table-cell>
          <table:table-cell table:formula="of:=CONCATENATE(&quot;0x&quot;;[.E6] )" office:value-type="string" office:string-value="0x05BA03">
            <text:p>0x05BA03</text:p>
          </table:table-cell>
        </table:table-row>
        <table:table-row table:style-name="ro3">
          <table:table-cell table:formula="of:=[.A6]+[.A$20]/[.$E$19]" office:value-type="float" office:value="4.66666666666667">
            <text:p>4,6666666667</text:p>
          </table:table-cell>
          <table:table-cell table:formula="of:=[.B6]+[.B$20]/[.$E$19]" office:value-type="float" office:value="136.333333333333">
            <text:p>136,3333333333</text:p>
          </table:table-cell>
          <table:table-cell table:formula="of:=[.C6]+[.C$20]/[.$E$19]" office:value-type="float" office:value="144.333333333333">
            <text:p>144,3333333333</text:p>
          </table:table-cell>
          <table:table-cell/>
          <table:table-cell table:formula="of:=DEC2HEX([.C7]+16*16*[.B7]+16*16*16*16*[.A7];6)" office:value-type="string" office:string-value="053390">
            <text:p>053390</text:p>
          </table:table-cell>
          <table:table-cell table:formula="of:=CONCATENATE(&quot;0x&quot;;[.E7] )" office:value-type="string" office:string-value="0x053390">
            <text:p>0x053390</text:p>
          </table:table-cell>
        </table:table-row>
        <table:table-row table:style-name="ro3">
          <table:table-cell table:formula="of:=[.A7]+[.A$20]/[.$E$19]" office:value-type="float" office:value="4.08333333333334">
            <text:p>4,0833333333</text:p>
          </table:table-cell>
          <table:table-cell table:formula="of:=[.B7]+[.B$20]/[.$E$19]" office:value-type="float" office:value="151.166666666667">
            <text:p>151,1666666667</text:p>
          </table:table-cell>
          <table:table-cell table:formula="of:=[.C7]+[.C$20]/[.$E$19]" office:value-type="float" office:value="157.416666666667">
            <text:p>157,4166666667</text:p>
          </table:table-cell>
          <table:table-cell/>
          <table:table-cell table:formula="of:=DEC2HEX([.C8]+16*16*[.B8]+16*16*16*16*[.A8];6)" office:value-type="string" office:string-value="04AD1D">
            <text:p>04AD1D</text:p>
          </table:table-cell>
          <table:table-cell table:formula="of:=CONCATENATE(&quot;0x&quot;;[.E8] )" office:value-type="string" office:string-value="0x04AD1D">
            <text:p>0x04AD1D</text:p>
          </table:table-cell>
        </table:table-row>
        <table:table-row table:style-name="ro3">
          <table:table-cell table:formula="of:=[.A8]+[.A$20]/[.$E$19]" office:value-type="float" office:value="3.5">
            <text:p>3,5</text:p>
          </table:table-cell>
          <table:table-cell table:formula="of:=[.B8]+[.B$20]/[.$E$19]" office:value-type="float" office:value="166">
            <text:p>166</text:p>
          </table:table-cell>
          <table:table-cell table:formula="of:=[.C8]+[.C$20]/[.$E$19]" office:value-type="float" office:value="170.5">
            <text:p>170,5</text:p>
          </table:table-cell>
          <table:table-cell/>
          <table:table-cell table:formula="of:=DEC2HEX([.C9]+16*16*[.B9]+16*16*16*16*[.A9];6)" office:value-type="string" office:string-value="0426AA">
            <text:p>0426AA</text:p>
          </table:table-cell>
          <table:table-cell table:formula="of:=CONCATENATE(&quot;0x&quot;;[.E9] )" office:value-type="string" office:string-value="0x0426AA">
            <text:p>0x0426AA</text:p>
          </table:table-cell>
        </table:table-row>
        <table:table-row table:style-name="ro3">
          <table:table-cell table:formula="of:=[.A9]+[.A$20]/[.$E$19]" office:value-type="float" office:value="2.91666666666667">
            <text:p>2,9166666667</text:p>
          </table:table-cell>
          <table:table-cell table:formula="of:=[.B9]+[.B$20]/[.$E$19]" office:value-type="float" office:value="180.833333333333">
            <text:p>180,8333333333</text:p>
          </table:table-cell>
          <table:table-cell table:formula="of:=[.C9]+[.C$20]/[.$E$19]" office:value-type="float" office:value="183.583333333333">
            <text:p>183,5833333333</text:p>
          </table:table-cell>
          <table:table-cell/>
          <table:table-cell table:formula="of:=DEC2HEX([.C10]+16*16*[.B10]+16*16*16*16*[.A10];6)" office:value-type="string" office:string-value="03A037">
            <text:p>03A037</text:p>
          </table:table-cell>
          <table:table-cell table:formula="of:=CONCATENATE(&quot;0x&quot;;[.E10] )" office:value-type="string" office:string-value="0x03A037">
            <text:p>0x03A037</text:p>
          </table:table-cell>
        </table:table-row>
        <table:table-row table:style-name="ro3">
          <table:table-cell table:formula="of:=[.A10]+[.A$20]/[.$E$19]" office:value-type="float" office:value="2.33333333333333">
            <text:p>2,3333333333</text:p>
          </table:table-cell>
          <table:table-cell table:formula="of:=[.B10]+[.B$20]/[.$E$19]" office:value-type="float" office:value="195.666666666667">
            <text:p>195,6666666667</text:p>
          </table:table-cell>
          <table:table-cell table:formula="of:=[.C10]+[.C$20]/[.$E$19]" office:value-type="float" office:value="196.666666666667">
            <text:p>196,6666666667</text:p>
          </table:table-cell>
          <table:table-cell/>
          <table:table-cell table:formula="of:=DEC2HEX([.C11]+16*16*[.B11]+16*16*16*16*[.A11];6)" office:value-type="string" office:string-value="0319C4">
            <text:p>0319C4</text:p>
          </table:table-cell>
          <table:table-cell table:formula="of:=CONCATENATE(&quot;0x&quot;;[.E11] )" office:value-type="string" office:string-value="0x0319C4">
            <text:p>0x0319C4</text:p>
          </table:table-cell>
        </table:table-row>
        <table:table-row table:style-name="ro3">
          <table:table-cell table:formula="of:=[.A11]+[.A$20]/[.$E$19]" office:value-type="float" office:value="1.75">
            <text:p>1,75</text:p>
          </table:table-cell>
          <table:table-cell table:formula="of:=[.B11]+[.B$20]/[.$E$19]" office:value-type="float" office:value="210.5">
            <text:p>210,5</text:p>
          </table:table-cell>
          <table:table-cell table:formula="of:=[.C11]+[.C$20]/[.$E$19]" office:value-type="float" office:value="209.75">
            <text:p>209,75</text:p>
          </table:table-cell>
          <table:table-cell/>
          <table:table-cell table:formula="of:=DEC2HEX([.C12]+16*16*[.B12]+16*16*16*16*[.A12];6)" office:value-type="string" office:string-value="029351">
            <text:p>029351</text:p>
          </table:table-cell>
          <table:table-cell table:formula="of:=CONCATENATE(&quot;0x&quot;;[.E12] )" office:value-type="string" office:string-value="0x029351">
            <text:p>0x029351</text:p>
          </table:table-cell>
        </table:table-row>
        <table:table-row table:style-name="ro3">
          <table:table-cell table:formula="of:=[.A12]+[.A$20]/[.$E$19]" office:value-type="float" office:value="1.16666666666667">
            <text:p>1,1666666667</text:p>
          </table:table-cell>
          <table:table-cell table:formula="of:=[.B12]+[.B$20]/[.$E$19]" office:value-type="float" office:value="225.333333333333">
            <text:p>225,3333333333</text:p>
          </table:table-cell>
          <table:table-cell table:formula="of:=[.C12]+[.C$20]/[.$E$19]" office:value-type="float" office:value="222.833333333333">
            <text:p>222,8333333333</text:p>
          </table:table-cell>
          <table:table-cell/>
          <table:table-cell table:formula="of:=DEC2HEX([.C13]+16*16*[.B13]+16*16*16*16*[.A13];6)" office:value-type="string" office:string-value="020CDE">
            <text:p>020CDE</text:p>
          </table:table-cell>
          <table:table-cell table:formula="of:=CONCATENATE(&quot;0x&quot;;[.E13] )" office:value-type="string" office:string-value="0x020CDE">
            <text:p>0x020CDE</text:p>
          </table:table-cell>
        </table:table-row>
        <table:table-row table:style-name="ro3">
          <table:table-cell table:formula="of:=[.A13]+[.A$20]/[.$E$19]" office:value-type="float" office:value="0.583333333333334">
            <text:p>0,5833333333</text:p>
          </table:table-cell>
          <table:table-cell table:formula="of:=[.B13]+[.B$20]/[.$E$19]" office:value-type="float" office:value="240.166666666667">
            <text:p>240,1666666667</text:p>
          </table:table-cell>
          <table:table-cell table:formula="of:=[.C13]+[.C$20]/[.$E$19]" office:value-type="float" office:value="235.916666666667">
            <text:p>235,9166666667</text:p>
          </table:table-cell>
          <table:table-cell/>
          <table:table-cell table:formula="of:=DEC2HEX([.C14]+16*16*[.B14]+16*16*16*16*[.A14];6)" office:value-type="string" office:string-value="01866B">
            <text:p>01866B</text:p>
          </table:table-cell>
          <table:table-cell table:formula="of:=CONCATENATE(&quot;0x&quot;;[.E14] )" office:value-type="string" office:string-value="0x01866B">
            <text:p>0x01866B</text:p>
          </table:table-cell>
        </table:table-row>
        <table:table-row table:style-name="ro3">
          <table:table-cell table:formula="of:=[.A14]+[.A$20]/[.$E$19]" office:value-type="float" office:value="0">
            <text:p>0</text:p>
          </table:table-cell>
          <table:table-cell table:formula="of:=[.B14]+[.B$20]/[.$E$19]" office:value-type="float" office:value="255">
            <text:p>255</text:p>
          </table:table-cell>
          <table:table-cell table:formula="of:=[.C14]+[.C$20]/[.$E$19]" office:value-type="float" office:value="249">
            <text:p>249</text:p>
          </table:table-cell>
          <table:table-cell/>
          <table:table-cell table:formula="of:=DEC2HEX([.C15]+16*16*[.B15]+16*16*16*16*[.A15];6)" office:value-type="string" office:string-value="00FFF9">
            <text:p>00FFF9</text:p>
          </table:table-cell>
          <table:table-cell table:formula="of:=CONCATENATE(&quot;0x&quot;;[.E15] )" office:value-type="string" office:string-value="0x00FFF9">
            <text:p>0x00FFF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 office:value-type="float" office:value="12">
            <text:p>12</text:p>
          </table:table-cell>
          <table:table-cell/>
        </table:table-row>
        <table:table-row table:style-name="ro2">
          <table:table-cell table:formula="of:=[.A18]-[.A3]" office:value-type="float" office:value="-7">
            <text:p>-7</text:p>
          </table:table-cell>
          <table:table-cell table:formula="of:=[.B18]-[.B3]" office:value-type="float" office:value="178">
            <text:p>178</text:p>
          </table:table-cell>
          <table:table-cell table:formula="of:=[.C18]-[.C3]" office:value-type="float" office:value="157">
            <text:p>157</text:p>
          </table:table-cell>
          <table:table-cell/>
          <table:table-cell table:style-name="Default"/>
          <table:table-cell/>
        </table:table-row>
        <table:table-row table:style-name="ro2">
          <table:table-cell table:formula="of:=[.A20]/[.$E19]" office:value-type="float" office:value="-0.583333333333333">
            <text:p>-0,5833333333</text:p>
          </table:table-cell>
          <table:table-cell table:formula="of:=[.B20]/[.$E19]" office:value-type="float" office:value="14.8333333333333">
            <text:p>14,8333333333</text:p>
          </table:table-cell>
          <table:table-cell table:formula="of:=[.C20]/[.$E19]" office:value-type="float" office:value="13.0833333333333">
            <text:p>13,0833333333</text:p>
          </table:table-cell>
          <table:table-cell/>
          <table:table-cell table:style-name="Default"/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urnier Benoit</meta:initial-creator>
    <meta:creation-date>2016-05-09T17:29:16</meta:creation-date>
    <dc:date>2016-05-10T18:04:29</dc:date>
    <dc:creator>Fournier Benoit</dc:creator>
    <meta:editing-duration>PT4M59S</meta:editing-duration>
    <meta:editing-cycles>2</meta:editing-cycles>
    <meta:generator>LibreOffice/3.5$Linux_X86_64 LibreOffice_project/350m1$Build-2</meta:generator>
    <meta:document-statistic meta:table-count="3" meta:cell-count="78" meta:object-count="0"/>
  </office:meta>
</office:document-meta>
</file>